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1009a" officeooo:paragraph-rsid="0001009a"/>
    </style:style>
    <style:style style:name="P2" style:family="paragraph" style:parent-style-name="Text_20_body">
      <style:text-properties officeooo:rsid="00023aff" officeooo:paragraph-rsid="0005384f"/>
    </style:style>
    <style:style style:name="P3" style:family="paragraph" style:parent-style-name="Text_20_body">
      <style:text-properties officeooo:rsid="0006f5ce" officeooo:paragraph-rsid="0006f5ce"/>
    </style:style>
    <style:style style:name="P4" style:family="paragraph" style:parent-style-name="Text_20_body">
      <style:text-properties officeooo:rsid="000d8e26" officeooo:paragraph-rsid="000d8e26"/>
    </style:style>
    <style:style style:name="P5" style:family="paragraph" style:parent-style-name="Text_20_body">
      <style:text-properties officeooo:rsid="0012abcc" officeooo:paragraph-rsid="0012abcc"/>
    </style:style>
    <style:style style:name="P6" style:family="paragraph" style:parent-style-name="Text_20_body">
      <style:text-properties officeooo:rsid="00172f24" officeooo:paragraph-rsid="00172f24"/>
    </style:style>
    <style:style style:name="P7" style:family="paragraph" style:parent-style-name="Text_20_body">
      <style:text-properties officeooo:rsid="00186721" officeooo:paragraph-rsid="00186721"/>
    </style:style>
    <style:style style:name="P8" style:family="paragraph" style:parent-style-name="Text_20_body">
      <style:text-properties fo:font-style="italic" officeooo:rsid="0019203e" officeooo:paragraph-rsid="0019203e" style:font-style-asian="italic" style:font-style-complex="italic"/>
    </style:style>
    <style:style style:name="P9" style:family="paragraph" style:parent-style-name="Text_20_body">
      <style:text-properties fo:font-style="italic" officeooo:rsid="0019203e" officeooo:paragraph-rsid="00198fa6" style:font-style-asian="italic" style:font-style-complex="italic"/>
    </style:style>
    <style:style style:name="P10" style:family="paragraph" style:parent-style-name="Text_20_body">
      <style:text-properties officeooo:rsid="00031234" officeooo:paragraph-rsid="0005384f"/>
    </style:style>
    <style:style style:name="P11" style:family="paragraph" style:parent-style-name="Title">
      <style:text-properties officeooo:rsid="00234140" officeooo:paragraph-rsid="00234140"/>
    </style:style>
    <style:style style:name="P12" style:family="paragraph" style:parent-style-name="Text_20_body" style:list-style-name="L1">
      <style:text-properties officeooo:rsid="0019203e" officeooo:paragraph-rsid="0019203e"/>
    </style:style>
    <style:style style:name="P13" style:family="paragraph" style:parent-style-name="Text_20_body" style:list-style-name="L2">
      <style:text-properties officeooo:rsid="0019203e" officeooo:paragraph-rsid="0019203e"/>
    </style:style>
    <style:style style:name="P14" style:family="paragraph" style:parent-style-name="Text_20_body" style:list-style-name="L3">
      <style:text-properties officeooo:rsid="0019203e" officeooo:paragraph-rsid="0019203e"/>
    </style:style>
    <style:style style:name="P15" style:family="paragraph" style:parent-style-name="Text_20_body" style:list-style-name="L6">
      <style:text-properties officeooo:rsid="0019203e" officeooo:paragraph-rsid="00198fa6"/>
    </style:style>
    <style:style style:name="P16" style:family="paragraph" style:parent-style-name="Text_20_body" style:list-style-name="L7">
      <style:text-properties officeooo:rsid="0019203e" officeooo:paragraph-rsid="0019203e"/>
    </style:style>
    <style:style style:name="P17" style:family="paragraph" style:parent-style-name="Text_20_body" style:list-style-name="L9">
      <style:text-properties officeooo:rsid="0019203e" officeooo:paragraph-rsid="0019203e"/>
    </style:style>
    <style:style style:name="P18" style:family="paragraph" style:parent-style-name="Text_20_body" style:list-style-name="L4">
      <style:text-properties officeooo:rsid="001b2f9e" officeooo:paragraph-rsid="00198fa6"/>
    </style:style>
    <style:style style:name="P19" style:family="paragraph" style:parent-style-name="Text_20_body" style:list-style-name="L5">
      <style:text-properties officeooo:rsid="001b2f9e" officeooo:paragraph-rsid="001b2f9e"/>
    </style:style>
    <style:style style:name="P20" style:family="paragraph" style:parent-style-name="Text_20_body" style:list-style-name="L8">
      <style:text-properties officeooo:rsid="00223cb5" officeooo:paragraph-rsid="00223cb5"/>
    </style:style>
    <style:style style:name="P21" style:family="paragraph" style:parent-style-name="Text_20_body">
      <style:text-properties officeooo:rsid="0023791c" officeooo:paragraph-rsid="0023791c"/>
    </style:style>
    <style:style style:name="P22" style:family="paragraph" style:parent-style-name="Text_20_body">
      <style:text-properties officeooo:rsid="0023fd0c" officeooo:paragraph-rsid="0023fd0c"/>
    </style:style>
    <style:style style:name="P23" style:family="paragraph" style:parent-style-name="Heading_20_1">
      <style:text-properties officeooo:rsid="0001009a" officeooo:paragraph-rsid="0001009a"/>
    </style:style>
    <style:style style:name="P24" style:family="paragraph" style:parent-style-name="Heading_20_2">
      <style:text-properties officeooo:rsid="0001009a" officeooo:paragraph-rsid="0001009a"/>
    </style:style>
    <style:style style:name="P25" style:family="paragraph" style:parent-style-name="Heading_20_2">
      <style:text-properties officeooo:rsid="001660d6" officeooo:paragraph-rsid="001660d6"/>
    </style:style>
    <style:style style:name="P26" style:family="paragraph" style:parent-style-name="Heading_20_2">
      <style:text-properties officeooo:rsid="00172f24" officeooo:paragraph-rsid="00172f24"/>
    </style:style>
    <style:style style:name="P27" style:family="paragraph" style:parent-style-name="Heading_20_2">
      <style:text-properties officeooo:rsid="001743b7" officeooo:paragraph-rsid="001743b7"/>
    </style:style>
    <style:style style:name="P28" style:family="paragraph" style:parent-style-name="Heading_20_2">
      <style:text-properties officeooo:rsid="00186721" officeooo:paragraph-rsid="00186721"/>
    </style:style>
    <style:style style:name="T1" style:family="text">
      <style:text-properties officeooo:rsid="00031234"/>
    </style:style>
    <style:style style:name="T2" style:family="text">
      <style:text-properties officeooo:rsid="00082294"/>
    </style:style>
    <style:style style:name="T3" style:family="text">
      <style:text-properties officeooo:rsid="000edbfa"/>
    </style:style>
    <style:style style:name="T4" style:family="text">
      <style:text-properties officeooo:rsid="00137b80"/>
    </style:style>
    <style:style style:name="T5" style:family="text">
      <style:text-properties officeooo:rsid="001743b7"/>
    </style:style>
    <style:style style:name="T6" style:family="text">
      <style:text-properties officeooo:rsid="001b2f9e"/>
    </style:style>
    <style:style style:name="T7" style:family="text">
      <style:text-properties officeooo:rsid="0023fd0c"/>
    </style:style>
    <style:style style:name="T8" style:family="text">
      <style:text-properties officeooo:rsid="0025db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ím</text:p>
      <text:p text:style-name="P1"/>
      <text:h text:style-name="P23" text:outline-level="1">Követelmény feltárás</text:h>
      <text:h text:style-name="P24" text:outline-level="2">Célkitűzés</text:h>
      <text:p text:style-name="P2">A projekt célja egy asztali Java alkalmazás készítése, melyben a felhasználó (játékos) a pályát létrehozó kód átírásával oldhat meg logikai fejtörőket. <text:span text:style-name="T1">A program telepíthető formában kerül kiadásra, lehetőleg minden kompatibilis platformra.</text:span></text:p>
      <text:p text:style-name="P10">Indítás után egy standard főmenü fogadja a felhasználót. Az innen elérhető funkciók <text:s/>közt szerepel az új játék indítása, mentés/betöltés, beállítások, illetve a legjobb eredmények megtekintése.</text:p>
      <text:p text:style-name="P3">Új játék kezdetekor egy bevezető szöveg segíti az indulást (esetleg valamilyen kerettörténetbe rejtve). <text:s/><text:span text:style-name="T2">Az első pálya tanító jellegű, melyben bemutatásra kerülnek az alap funkciók, továbbá a navigáció. Többi pályához is ajánlott kísérő szöveg, de nem alapkövetelmény.</text:span></text:p>
      <text:p text:style-name="P4">Mentés és betöltés a megszokott módon történik. Lehet korlát a mentések darabszámára. Profilok támogatása nincs tervezve, de később beépíthető. <text:span text:style-name="T3">Mentések listázásánál szerepel a mentés sorszáma, illetve az aktuális pálya azonosítója.</text:span></text:p>
      <text:p text:style-name="P5">Beállításoknál távolabbi cél a programozási nyelv átállítása. További fontosabb kikötés nincs ezen opcióra.</text:p>
      <text:p text:style-name="P5">Eredménylistára való felkerülés illetve a pontszám mérése történhet többféle módon. Lehet véges élettel ellátni a játékost, és minden sikertelen próbálkozás után elfogyasztani egyet az életpontokból. <text:span text:style-name="T4">Másik módszer lehet egy kiinduló maximum pont redukálása minden újrakezdés alkalmával, „végtelen élettel”. Továbbá mérhetők egyéb metrikák, mint például a teljesítés ideje, vagy a megoldó kód hossza/bonyolultsága.</text:span></text:p>
      <text:h text:style-name="P25" text:outline-level="2">Szakterületi <text:span text:style-name="T5">f</text:span>ogalomjegyzék</text:h>
      <text:p text:style-name="P21">Logikai fejtörők közül kezdetben három csoport kerülhet implementálásra. Elsőnek a labirintus típusú pályákat érdemes megvalósítani. Ezeknek az alapszituációjában a kijárat valamilyen módon el van zárva vagy nincs direkt irányítás alatt a „játékos”. <text:span text:style-name="T7">Második csoport a fizika alapú fejtörők. Ezekben értelemszerűen valamilyen való életben felmerülő akadályt kell modellezni. Példának megemlíthető a folyón való átkelés (a játékos alapból nem tud úszni), vagy például egy szakadék áthidalása (gravitáció leküzdése). Utolsóként említendő a valamilyen egyszerűbb gépi ellenséges karakterek legyőzése/elkerülése.</text:span></text:p>
      <text:p text:style-name="P22">A <text:s/>felhasználó felé a pályának csak a rajzoló része látszódik illetve a megoldáshoz kritikus algoritmusok (a fentebbi gépi ellenfeles példához mondjuk a gondolkodási stratégia), vagyis a teljes <text:soft-page-break/>implementációhoz nem férhet hozzá. Ennek megfelelően nyújtani kell valamilyen API-t, amivel befolyásolhatja a környezetet. <text:span text:style-name="T8">További megszorításokat kell tenni a triviális megoldások kivédésére.</text:span></text:p>
      <text:h text:style-name="P26" text:outline-level="2">Használatieset-modell</text:h>
      <text:p text:style-name="P6">&lt;modell&gt;</text:p>
      <text:h text:style-name="P27" text:outline-level="2">Szakterületi követelmények</text:h>
      <text:p text:style-name="P7">&lt;követelmények&gt;</text:p>
      <text:h text:style-name="P28" text:outline-level="2">Nem funkcionális követelmények</text:h>
      <text:p text:style-name="P8">Fejlesztési módszertan:</text:p>
      <text:list xml:id="list6638836402840808964" text:style-name="L1">
        <text:list-item>
          <text:p text:style-name="P12">Egységesített Eljárás</text:p>
        </text:list-item>
      </text:list>
      <text:p text:style-name="P8">A fejlesztéshez <text:span text:style-name="T6">használt</text:span> hardver:</text:p>
      <text:list xml:id="list4045422303653417827" text:style-name="L2">
        <text:list-item>
          <text:p text:style-name="P13">CPU: Intel Core i5, RAM: 8 GB, videó: 1600x900</text:p>
        </text:list-item>
      </text:list>
      <text:p text:style-name="P8">A fejlesztéshez használt szoftverek:</text:p>
      <text:list xml:id="list7437570135276796764" text:style-name="L3">
        <text:list-item>
          <text:p text:style-name="P14">Operációs rendszer: Arch linux</text:p>
        </text:list-item>
      </text:list>
      <text:p text:style-name="P9">Követelmény elemzés:</text:p>
      <text:list xml:id="list4911158837920849738" text:style-name="L4">
        <text:list-item>
          <text:p text:style-name="P18">Libreoffice Writer (4.3.2) szövegszerkesztővel</text:p>
        </text:list-item>
      </text:list>
      <text:p text:style-name="P9">CASE eszköz:</text:p>
      <text:list xml:id="list1123571936060252029" text:style-name="L5">
        <text:list-item>
          <text:p text:style-name="P19">ArgoUML</text:p>
        </text:list-item>
      </text:list>
      <text:p text:style-name="P9">Java fejlesztőeszköz:</text:p>
      <text:list xml:id="list5784106230340088191" text:style-name="L6">
        <text:list-item>
          <text:p text:style-name="P15">NetBeans 7.x</text:p>
        </text:list-item>
      </text:list>
      <text:p text:style-name="P8">A futtatáshoz szükséges operációs rendszer:</text:p>
      <text:list xml:id="list1562643750609660108" text:style-name="L7">
        <text:list-item>
          <text:p text:style-name="P16">Tetszőleges operációs rendszer, melyhez létezik JRE 7 implementáció</text:p>
        </text:list-item>
      </text:list>
      <text:p text:style-name="P8">A futtatáshoz szükséges hardver:</text:p>
      <text:list xml:id="list8141258043390816491" text:style-name="L8">
        <text:list-item>
          <text:p text:style-name="P20">CPU: __, RAM: __, Videó: __</text:p>
        </text:list-item>
      </text:list>
      <text:p text:style-name="P8">Egyéb követelmények:</text:p>
      <text:list xml:id="list7312735118490216408" text:style-name="L9">
        <text:list-item>
          <text:p text:style-name="P17">Intuitív felhasználói felület, könnyű kezelhetőség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7:09:46.250009657</meta:creation-date>
    <dc:date>2014-11-06T16:13:03.134746405</dc:date>
    <meta:editing-duration>PT3H54M28S</meta:editing-duration>
    <meta:editing-cycles>37</meta:editing-cycles>
    <meta:generator>LibreOffice/4.3.3.2$Linux_X86_64 LibreOffice_project/430m0$Build-2</meta:generator>
    <meta:document-statistic meta:table-count="0" meta:image-count="0" meta:object-count="0" meta:page-count="2" meta:paragraph-count="35" meta:word-count="408" meta:character-count="3177" meta:non-whitespace-character-count="2816"/>
  </office:meta>
</office:document-meta>
</file>